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汇入结余</text:p>
          </table:table-cell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5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00／00／00</text:date>, <text:time style:data-style-name="N2" text:time-value="11:38:14.799247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12-01T11:38:26.548736556</dc:date>
    <meta:editing-duration>PT12S</meta:editing-duration>
    <meta:editing-cycles>11</meta:editing-cycles>
    <meta:generator>LibreOffice/4.2.6.3$Linux_X86_64 LibreOffice_project/420$Build-3</meta:generator>
    <meta:document-statistic meta:table-count="1" meta:cell-count="12" meta:object-count="0"/>
  </office:meta>
</office:document-meta>
</file>